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 SemiBold" svg:font-family="Bahnschrift SemiBold" style:font-family-generic="swiss" style:font-pitch="variable" svg:panose-1="2 11 5 2 4 2 4 2 2 3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Обычный" style:family="paragraph">
      <style:text-properties fo:font-weight="bold" style:font-weight-asian="bold" style:font-weight-complex="bold"/>
    </style:style>
    <style:style style:name="P3" style:parent-style-name="Обычный" style:family="paragraph">
      <style:text-properties fo:font-weight="bold" style:font-weight-asian="bold" style:font-weight-complex="bold"/>
    </style:style>
    <style:style style:name="P4" style:parent-style-name="Обычный" style:family="paragraph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font-weight="bold" style:font-weight-asian="bold" style:font-weight-complex="bold"/>
    </style:style>
    <style:style style:name="T8" style:parent-style-name="Гиперссылк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P10" style:parent-style-name="Обычный" style:family="paragraph">
      <style:text-properties fo:font-weight="bold" style:font-weight-asian="bold" style:font-weight-complex="bold"/>
    </style:style>
    <style:style style:name="P11" style:parent-style-name="Обычный" style:family="paragraph">
      <style:text-properties fo:font-style="italic" style:font-style-asian="italic" style:font-style-complex="italic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Обычный" style:family="paragraph">
      <style:text-properties fo:font-weight="bold" style:font-weight-asian="bold" style:font-weight-complex="bold"/>
    </style:style>
    <style:style style:name="P18" style:parent-style-name="Обычный" style:family="paragraph">
      <style:text-properties style:font-name="Bahnschrift SemiBold"/>
    </style:style>
    <style:style style:name="P19" style:parent-style-name="Обычный" style:family="paragraph">
      <style:text-properties style:font-name="Bahnschrift SemiBold" fo:language="en" fo:country="US"/>
    </style:style>
    <style:style style:name="T20" style:parent-style-name="Основнойшрифтабзаца" style:family="text">
      <style:text-properties style:font-name="Bahnschrift SemiBold" fo:language="en" fo:country="US"/>
    </style:style>
    <style:style style:name="P21" style:parent-style-name="Обычный" style:family="paragraph">
      <style:text-properties style:font-name="Bahnschrift SemiBold" fo:language="en" fo:country="US"/>
    </style:style>
    <style:style style:name="P22" style:parent-style-name="Обычный" style:family="paragraph">
      <style:text-properties style:font-name="Bahnschrift SemiBold" fo:language="en" fo:country="US"/>
    </style:style>
    <style:style style:name="T23" style:parent-style-name="Основнойшрифтабзаца" style:family="text">
      <style:text-properties style:font-name="Bahnschrift SemiBold" fo:language="en" fo:country="US"/>
    </style:style>
    <style:style style:name="T24" style:parent-style-name="Основнойшрифтабзаца" style:family="text">
      <style:text-properties style:font-name="Bahnschrift SemiBold"/>
    </style:style>
    <style:style style:name="P25" style:parent-style-name="Обычный" style:family="paragraph">
      <style:text-properties fo:font-weight="bold" style:font-weight-asian="bold" style:font-weight-complex="bold"/>
    </style:style>
    <style:style style:name="P26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8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9" style:parent-style-name="Обычный" style:family="paragraph">
      <style:text-properties style:font-name-complex="Calibri"/>
    </style:style>
    <style:style style:name="P30" style:parent-style-name="Обычный" style:family="paragraph">
      <style:text-properties style:font-name-complex="Calibri"/>
    </style:style>
    <style:style style:name="T31" style:parent-style-name="Основнойшрифтабзаца" style:family="text">
      <style:text-properties style:font-name-complex="Calibri"/>
    </style:style>
    <style:style style:name="T32" style:parent-style-name="Основнойшрифтабзаца" style:family="text">
      <style:text-properties style:font-name="Bahnschrift SemiBold"/>
    </style:style>
    <style:style style:name="P33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Обычный" style:family="paragraph">
      <style:text-properties style:font-name-complex="Calibri"/>
    </style:style>
    <style:style style:name="P36" style:parent-style-name="Обычный" style:family="paragraph">
      <style:text-properties style:font-name-complex="Calibri"/>
    </style:style>
    <style:style style:name="T37" style:parent-style-name="Основнойшрифтабзаца" style:family="text">
      <style:text-properties style:font-name-complex="Calibri"/>
    </style:style>
    <style:style style:name="P38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Обычный" style:family="paragraph">
      <style:text-properties style:font-name-complex="Calibri"/>
    </style:style>
    <style:style style:name="P41" style:parent-style-name="Обычный" style:family="paragraph">
      <style:text-properties style:font-name-complex="Calibri"/>
    </style:style>
    <style:style style:name="P42" style:parent-style-name="Обычный" style:family="paragraph">
      <style:text-properties style:font-name-complex="Calibri"/>
    </style:style>
    <style:style style:name="P43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Обычный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Обычный" style:family="paragraph">
      <style:text-properties style:font-name-complex="Calibri"/>
    </style:style>
    <style:style style:name="P47" style:parent-style-name="Обычный" style:family="paragraph">
      <style:text-properties style:font-name-complex="Calibri"/>
    </style:style>
    <style:style style:name="T48" style:parent-style-name="Основнойшрифтабзаца" style:family="text">
      <style:text-properties style:font-name-complex="Calibri"/>
    </style:style>
    <style:style style:name="T49" style:parent-style-name="Основнойшрифтабзаца" style:family="text">
      <style:text-properties style:font-name="Bahnschrift SemiBold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ПРОМЕЖУТОЧНАЯ АТТЕСТАЦИЯ ПО ПРОГРАММИРОВАНИЮ</text:p>
      <text:p text:style-name="Обычный"/>
      <text:p text:style-name="P2">ФИО: ________________________ <text:s/></text:p>
      <text:p text:style-name="P3">Дата: __________ <text:s/></text:p>
      <text:p text:style-name="Обычный"/>
      <text:p text:style-name="P4">Общие указания: <text:s/></text:p>
      <text:p text:style-name="Обычный">1. Работа состоит из<text:s/><text:span text:style-name="T5">4 задач</text:span>. <text:s/></text:p>
      <text:p text:style-name="Обычный">2. Для последней задачи требуется предоставить два ответа, каждый оценивается отдельно.</text:p>
      <text:p text:style-name="Обычный">3. Приложите файл с кодом (скрипт) в формате .<text:span text:style-name="T6">py</text:span><text:s/>или вставьте код в соответствующие поля бланка. <text:s/></text:p>
      <text:p text:style-name="Обычный">4. Ответы должны быть краткими, точными и соответствовать условиям задач. <text:s/></text:p>
      <text:p text:style-name="Обычный"><text:span text:style-name="T7">5. Отправить бланк и сопутствующие файлы:<text:s/></text:span><text:a xlink:href="https://forms.yandex.ru/u/6801563ae010db70c4c93327/" office:target-frame-name="_top" xlink:show="replace"><text:span text:style-name="T8">https://forms.yandex.ru/u/6801563ae010db70c4c93327/</text:span></text:a><text:span text:style-name="T9"><text:s/></text:span></text:p>
      <text:p text:style-name="Обычный"/>
      <text:p text:style-name="P10">Приложение:<text:s/></text:p>
      <text:p text:style-name="P11">Файл с кодом (скрипт): <text:s/></text:p>
      <text:p text:style-name="Обычный">- Название файла: `<text:span text:style-name="T12">surname</text:span>.<text:span text:style-name="T13">py</text:span>` (например, `<text:span text:style-name="T14">ivanov</text:span>.<text:span text:style-name="T15">py</text:span>`) <text:s/></text:p>
      <text:p text:style-name="Обычный">- Формат: `.<text:span text:style-name="T16">py</text:span>` <text:s/></text:p>
      <text:p text:style-name="Обычный">- Включите все решения в один файл и подпишите комментариями, какая часть кода соответствует какой задаче. <text:s/></text:p>
      <text:p text:style-name="P17">Пример структуры файла: <text:s/></text:p>
      <text:p text:style-name="P18"># Задача 1</text:p>
      <text:p text:style-name="P19">def task1():</text:p>
      <text:p text:style-name="Обычный"><text:span text:style-name="T20"><text:s text:c="4"/>...</text:span></text:p>
      <text:p text:style-name="P21"># Задача 2</text:p>
      <text:p text:style-name="P22">def task2():</text:p>
      <text:p text:style-name="Обычный"><text:span text:style-name="T23"><text:s text:c="4"/></text:span><text:span text:style-name="T24">...</text:span></text:p>
      <text:p text:style-name="P25">- Если код вставляется в бланк, убедитесь, что он отформатирован и легко читается.</text:p>
      <text:p text:style-name="Обычный"/>
      <text:soft-page-break/>
      <text:p text:style-name="P26">ОТВЕТЫ НА ЗАДАЧИ:</text:p>
      <text:p text:style-name="Обычный"/>
      <text:p text:style-name="P27">Задача 1 <text:s/></text:p>
      <text:p text:style-name="P28">Ответ: <text:s/></text:p>
      <text:p text:style-name="P29">```</text:p>
      <text:p text:style-name="P30">[Вставьте код для задачи 1]</text:p>
      <text:p text:style-name="Обычный"><text:span text:style-name="T31">```</text:span><text:span text:style-name="T32"><text:s text:c="2"/></text:span></text:p>
      <text:p text:style-name="Обычный"><draw:connector draw:type="line" svg:x1="0.04792in" svg:y1="0.08889in" svg:x2="6.45417in" svg:y2="0.08889in" draw:z-index="251659264" draw:id="id0" draw:style-name="a0" draw:name="Прямая соединительная линия 1" text:anchor-type="paragraph"><svg:title/><svg:desc/></draw:connector></text:p>
      <text:p text:style-name="P33">Задача 2 <text:s/></text:p>
      <text:p text:style-name="Обычный"><text:span text:style-name="T34">Ответ:</text:span><text:s text:c="2"/></text:p>
      <text:p text:style-name="P35">```</text:p>
      <text:p text:style-name="P36">[Вставьте код для задачи 2]</text:p>
      <text:p text:style-name="Обычный"><text:span text:style-name="T37">```</text:span><text:s text:c="2"/></text:p>
      <text:p text:style-name="Обычный"><draw:connector draw:type="line" svg:x1="0.04722in" svg:y1="0.09097in" svg:x2="6.45347in" svg:y2="0.09097in" draw:z-index="251661312" draw:id="id1" draw:style-name="a1" draw:name="Прямая соединительная линия 1" text:anchor-type="paragraph"><svg:title/><svg:desc/></draw:connector></text:p>
      <text:p text:style-name="P38">Задача 3 <text:s/></text:p>
      <text:p text:style-name="P39">Ответ: <text:s/></text:p>
      <text:p text:style-name="P40">```</text:p>
      <text:p text:style-name="P41">[Вставьте код для задачи 3]</text:p>
      <text:p text:style-name="P42">``` <text:s/></text:p>
      <text:p text:style-name="Обычный"><draw:connector draw:type="line" svg:x1="0.05208in" svg:y1="0.05208in" svg:x2="6.45833in" svg:y2="0.05208in" draw:z-index="251663360" draw:id="id2" draw:style-name="a2" draw:name="Прямая соединительная линия 1" text:anchor-type="paragraph"><svg:title/><svg:desc/></draw:connector></text:p>
      <text:p text:style-name="P43">Задача 4 <text:s/></text:p>
      <text:p text:style-name="P44">Ответ 1: <text:s/></text:p>
      <text:p text:style-name="P45">Ответ 2: <text:s/></text:p>
      <text:p text:style-name="P46">```</text:p>
      <text:p text:style-name="P47">[Вставьте код для задачи 4]</text:p>
      <text:p text:style-name="Обычный"><text:span text:style-name="T48">```</text:span><text:span text:style-name="T49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 SemiBold" svg:font-family="Bahnschrift SemiBold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5-05T19:00:00Z</meta:creation-date>
    <dc:date>2025-05-05T19:19:00Z</dc:date>
    <meta:template xlink:href="Normal.dotm" xlink:type="simple"/>
    <meta:editing-cycles>2</meta:editing-cycles>
    <meta:editing-duration>PT1140S</meta:editing-duration>
    <meta:document-statistic meta:page-count="2" meta:paragraph-count="2" meta:word-count="184" meta:character-count="1237" meta:row-count="8" meta:non-whitespace-character-count="1055"/>
  </office:meta>
</office:document-meta>
</file>